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language="es" fo:country="MX"/>
    </style:style>
    <style:style style:name="P2" style:family="paragraph" style:parent-style-name="Standard">
      <style:text-properties officeooo:rsid="001cf2d9" officeooo:paragraph-rsid="001cf2d9"/>
    </style:style>
    <style:style style:name="P3" style:family="paragraph" style:parent-style-name="Standard">
      <style:text-properties fo:language="es" fo:country="MX" officeooo:rsid="001cf2d9" officeooo:paragraph-rsid="001cf2d9"/>
    </style:style>
    <style:style style:name="P4" style:family="paragraph" style:parent-style-name="Standard">
      <style:text-properties fo:language="es" fo:country="MX" officeooo:paragraph-rsid="001cf2d9"/>
    </style:style>
    <style:style style:name="P5" style:family="paragraph" style:parent-style-name="Standard">
      <style:text-properties officeooo:paragraph-rsid="001cf2d9"/>
    </style:style>
    <style:style style:name="P6" style:family="paragraph" style:parent-style-name="No_20_Spacing" style:master-page-name="MP0">
      <style:paragraph-properties style:page-number="auto" fo:break-before="page"/>
    </style:style>
    <style:style style:name="T1" style:family="text">
      <style:text-properties officeooo:rsid="001cf2d9"/>
    </style:style>
    <style:style style:name="T2" style:family="text">
      <style:text-properties officeooo:rsid="001e8d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VC Plan</text:p>
      <text:p text:style-name="Standard"/>
      <text:p text:style-name="Standard">Team Name: Team 8</text:p>
      <text:p text:style-name="Standard"/>
      <text:p text:style-name="Standard">Team Members &amp; contact information:</text:p>
      <text:p text:style-name="Standard"/>
      <text:p text:style-name="Standard">Sheil (gandhishei@myvuw.ac.nz)</text:p>
      <text:p text:style-name="P1">Zoe (kaufmazoe@myvuw.ac.nz)</text:p>
      <text:p text:style-name="Standard">Connor (debruconn@myvuw.ac.nz)</text:p>
      <text:p text:style-name="P1">Ana (easeanas@myvuw.ac.nz)</text:p>
      <text:p text:style-name="P1">Siya (vijayathan@myvuw.ac.nz)</text:p>
      <text:p text:style-name="Standard">Communication Tool: Facebook Messenger, GitHub</text:p>
      <text:p text:style-name="Standard"/>
      <text:p text:style-name="Standard">Roles:</text:p>
      <text:p text:style-name="P5">Sheil: co-Project leads, documentation and testing <text:span text:style-name="T1">(Organising team meetings if needed outside lab hours, reporting regularly on progress, assisting on software, testing components)</text:span></text:p>
      <text:p text:style-name="P5">Zoe: co-Project Leads, documentation and testing <text:span text:style-name="T1">(Organising team meetings if needed outside lab hours, reporting regularly on progress, assisting on software, testing components,)</text:span></text:p>
      <text:p text:style-name="Standard">Connor: Hardware, Assisting Software (building the chassis, connecting sensors, debugging hardware) </text:p>
      <text:p text:style-name="Standard">Ana: Software (writing core code and extending functionality) </text:p>
      <text:p text:style-name="Standard">Siya: Software (writing core code and extending functionality) </text:p>
      <text:p text:style-name="Standard"/>
      <text:p text:style-name="Standard">AVC Task Plan:</text:p>
      <text:p text:style-name="Standard"/>
      <text:p text:style-name="Standard">Lab 1</text:p>
      <text:p text:style-name="Standard"/>
      <text:p text:style-name="Standard">We plan to make sure that we are able to communicate with each other. This led us to create a messenger group and make a GitHub in order to share code. This way we will be able to work together on this project. Also to plan out how we want to track along.</text:p>
      <text:p text:style-name="Standard"/>
      <text:p text:style-name="Standard">Sheil: AVC Planning, Hardware testing</text:p>
      <text:p text:style-name="Standard">Connor: Designing robot chassis</text:p>
      <text:p text:style-name="Standard">Zoe: AVC Planning, set up Github, Hardware testing</text:p>
      <text:p text:style-name="Standard">Ana: Develop software architecture, set up Messenger group</text:p>
      <text:p text:style-name="Standard">Siya: Develop software architecture</text:p>
      <text:p text:style-name="Standard"/>
      <text:p text:style-name="Standard">Lab 2:</text:p>
      <text:p text:style-name="Standard"/>
      <text:p text:style-name="Standard">We have noticed that Ana and Siya have the same lab B and so we have them working together on the software, so they can help each other. The same goes for Sheil and Zoe, as they have the same lab B. Connor will be working independently on Hardware</text:p>
      <text:p text:style-name="Standard"/>
      <text:p text:style-name="Standard">Sheil: Review Software Architecture and Program, Develop software for Quadrant 2</text:p>
      <text:p text:style-name="Standard">Zoe: Review Software Architecture and Program, Develop software for Quadrant 2</text:p>
      <text:p text:style-name="Standard">Connor: 3D printing design, Testing design components, Assembling</text:p>
      <text:p text:style-name="Standard">Ana: Develop software for Quadrant 1&amp;2</text:p>
      <text:p text:style-name="Standard">Siya: Develop software for Quadrant 1&amp;2</text:p>
      <text:p text:style-name="Standard"/>
      <text:p text:style-name="Standard">Lab 3:</text:p>
      <text:p text:style-name="Standard"/>
      <text:p text:style-name="Standard">Sheil: Review Software Architecture and Program, Develop software for Quadrant 2&amp;3</text:p>
      <text:p text:style-name="Standard"><text:soft-page-break/>Zoe: Review Software Architecture and Program, Develop software for Quadrant 2&amp;3</text:p>
      <text:p text:style-name="Standard">Connor: Develop software for Quadrant 2&amp;3</text:p>
      <text:p text:style-name="Standard">Ana: Develop software for Quadrant 2&amp;3</text:p>
      <text:p text:style-name="Standard">Siya: Develop software for Quadrant 2&amp;3</text:p>
      <text:p text:style-name="Standard"/>
      <text:p text:style-name="Standard">Lab 4:</text:p>
      <text:p text:style-name="Standard"/>
      <text:p text:style-name="Standard">Sheil: Review Software Architecture and Program, Testing and Review, Progress Report</text:p>
      <text:p text:style-name="Standard">Zoe: Review Software Architecture and Program, Testing and Review, Progress Report</text:p>
      <text:p text:style-name="Standard">Connor: Develop software for Quadrant 3&amp;4</text:p>
      <text:p text:style-name="Standard">Ana: Develop software for Quadrant 3&amp;4</text:p>
      <text:p text:style-name="Standard">Siya: Develop software for Quadrant 3&amp;4</text:p>
      <text:p text:style-name="Standard"/>
      <text:p text:style-name="Standard">Lab 5:</text:p>
      <text:p text:style-name="Standard"/>
      <text:p text:style-name="Standard">Sheil: Review Progress</text:p>
      <text:p text:style-name="Standard">Zoe: Review Progress</text:p>
      <text:p text:style-name="Standard">Connor: Review Progress</text:p>
      <text:p text:style-name="Standard">Ana: Develop software for Quadrant 4 / Catch up time</text:p>
      <text:p text:style-name="Standard">Siya: Develop software for Quadrant 4 / Catch up time</text:p>
      <text:p text:style-name="Standard"/>
      <text:p text:style-name="Standard">Lab 6:</text:p>
      <text:p text:style-name="Standard">All: Test together and amend any possible changes required</text:p>
      <text:p text:style-name="Standard"/>
      <text:p text:style-name="P2">Team Agreement</text:p>
      <text:p text:style-name="P2"/>
      <text:p text:style-name="P2">By signing below, all team members are acknowledging that they have read and committed to their part in the AVC. They acknowledge that they will attempt to complete the tasks agreed on by the group each week and document this on the team <text:span text:style-name="T2">GitHub</text:span> account. They acknowledge that failure to meet these goals can result in the team recommending any member receives a lesser grade for their AVC report. In the event that a team member is unable to complete their task due to circumstances beyond their control (i.e. sickness, bereavement etc) that they will inform the team at the earliest possible time. Finally, the team acknowledges that a member going a week without contact with other team members (except when discussed with the team in advance) will constitute the member in question being considered AWOL. In this instance the team agrees to inform the ENGR101 course co-ordinator immediately. The penalty this for this can range from a reduction in the _nal grade to immediate failure of the AVC (and thus the ENGR101 course). Should the team unanimously agree that a member (or members) have failed to contribute to the AVC su_ciently for other reasons, on the day of robot testing the team will be given the opportunity to anonymously vote for a team member to receive 0% for the robot part of the AVC. Should the team choose this option they MUST be able to show that the member in question had been assigned tasks that they failed to complete and that the team had a_orded them an opportunity to make up for past mistakes. Signed by all team members: </text:p>
      <text:p text:style-name="P2"/>
      <text:p text:style-name="P5">Sheil <text:span text:style-name="T1">Gandhi</text:span></text:p>
      <text:p text:style-name="P4">Zoe <text:span text:style-name="T1">Kaufman</text:span></text:p>
      <text:p text:style-name="P5">Connor <text:span text:style-name="T1">de Bruyn</text:span></text:p>
      <text:p text:style-name="P4">Ana <text:span text:style-name="T1">Ease</text:span></text:p>
      <text:p text:style-name="P3">Thanusiya Vijayaraj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style:font-name-asian="Tahoma"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NZ"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5b9bd5"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90f8dcf33c87b3705e78202e3df5142b201bd805</meta:generator>
    <meta:creation-date>2019-05-13T04:31:00Z</meta:creation-date>
    <dc:date>2019-05-17T09:14:42.368040526</dc:date>
    <meta:editing-cycles>6</meta:editing-cycles>
    <meta:editing-duration>PT1H30S</meta:editing-duration>
    <meta:document-statistic meta:table-count="0" meta:image-count="0" meta:object-count="0" meta:page-count="2" meta:paragraph-count="57" meta:word-count="690" meta:character-count="4333" meta:non-whitespace-character-count="3696"/>
    <meta:template xlink:type="simple" xlink:actuate="onRequest" xlink:title="" xlink:href="Normal"/>
  </office:meta>
</office:document-meta>
</file>